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6-0152</text:span> <text:s text:c="21"/><text:tab/><text:span text:style-name="T1">01/06/2015 <text:s text:c="17"/></text:span></text:p>
      <text:p text:style-name="P11"><text:span text:style-name="T1"><text:tab/></text:span><text:span text:style-name="T2">Icontec Guatemala, S.A.</text:span></text:p>
      <text:p text:style-name="P12"><text:tab/>Guatemala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 <text:s text:c="8"/></text:span><text:s/><text:span text:style-name="T3">Servicio de auditoria<text:tab/><text:tab/><text:tab/><text:tab/><text:tab/><text:tab/><text:tab/><text:tab/>$ 450<text:tab/><text:tab/>$ 450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450.00<text:tab/><text:tab/><text:tab/><text:tab/><text:tab/><text:tab/><text:tab/><text:tab/><text:tab/><text:tab/><text:tab/><text:tab/><text:tab/> <text:s text:c="3"/>450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